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fr" fo:country="FR" officeooo:rsid="0013404a" officeooo:paragraph-rsid="0013404a" style:font-size-asian="13.1000003814697pt" style:language-asian="zxx" style:country-asian="none" style:font-size-complex="15pt" style:language-complex="zxx" style:country-complex="none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font-size="12pt" fo:language="fr" fo:country="FR" officeooo:rsid="0013f260" officeooo:paragraph-rsid="0013f260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font-size="12pt" fo:language="fr" fo:country="FR" officeooo:rsid="00154fd0" officeooo:paragraph-rsid="00154fd0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font-size="12pt" fo:language="fr" fo:country="FR" officeooo:rsid="00171125" officeooo:paragraph-rsid="00171125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199cm" style:auto-text-indent="false" style:page-number="auto" fo:background-color="transparent"/>
      <style:text-properties fo:font-size="12pt" fo:language="fr" fo:country="FR" officeooo:rsid="0013f260" officeooo:paragraph-rsid="0013f260" style:font-size-asian="10.5pt" style:language-asian="zxx" style:country-asian="none" style:font-size-complex="12pt" style:language-complex="zxx" style:country-complex="none"/>
    </style:style>
    <style:style style:name="T1" style:family="text">
      <style:text-properties officeooo:rsid="0014156b"/>
    </style:style>
    <style:style style:name="T2" style:family="text">
      <style:text-properties officeooo:rsid="0018b60c"/>
    </style:style>
    <style:style style:name="T3" style:family="text">
      <style:text-properties officeooo:rsid="00197ff8"/>
    </style:style>
    <style:style style:name="T4" style:family="text">
      <style:text-properties officeooo:rsid="001984e1"/>
    </style:style>
    <style:style style:name="T5" style:family="text">
      <style:text-properties officeooo:rsid="001af3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ap Pionnier</text:p>
      <text:p text:style-name="P5">Ton rôle:</text:p>
      <text:p text:style-name="P2">- <text:span text:style-name="T1">former la patrouille</text:span></text:p>
      <text:p text:style-name="P2">- <text:span text:style-name="T1">préparer et </text:span><text:span text:style-name="T3">entretenir</text:span><text:span text:style-name="T1"> les outils</text:span></text:p>
      <text:p text:style-name="P2"/>
      <text:p text:style-name="P3">Ton Matériel (week-end):</text:p>
      <text:p text:style-name="P3">- 1 à 2 scies (au moins une grande)</text:p>
      <text:p text:style-name="P3">- 1 à 2 hachettes</text:p>
      <text:p text:style-name="P3">- 1 P-B</text:p>
      <text:p text:style-name="P3">- 2 Maillets</text:p>
      <text:p text:style-name="P3">- 2 Ciseaux à bois</text:p>
      <text:p text:style-name="P3">- 1 Terrière</text:p>
      <text:p text:style-name="P3"/>
      <text:p text:style-name="P4">Camp :</text:p>
      <text:p text:style-name="P4">- 3 à 4 Scies dont 2 grandes</text:p>
      <text:p text:style-name="P4">- 3 à 4 Hachettes</text:p>
      <text:p text:style-name="P4">- <text:span text:style-name="T2">1 Hache</text:span></text:p>
      <text:p text:style-name="P4">- <text:span text:style-name="T2">2 lames de scies de rechanges</text:span></text:p>
      <text:p text:style-name="P4">- <text:span text:style-name="T3">1 pierre à aiguiser</text:span></text:p>
      <text:p text:style-name="P4">- <text:span text:style-name="T4">1 à 2 Masses</text:span></text:p>
      <text:p text:style-name="P4">- <text:span text:style-name="T4">4 Maillets</text:span></text:p>
      <text:p text:style-name="P4">- <text:span text:style-name="T4">3 à 4 Ciseaux à bois</text:span></text:p>
      <text:p text:style-name="P4">- <text:span text:style-name="T4">2 Coins</text:span></text:p>
      <text:p text:style-name="P4">- <text:span text:style-name="T4">1 Machette</text:span></text:p>
      <text:p text:style-name="P4">- <text:span text:style-name="T5">3 mètres</text:span></text:p>
      <text:p text:style-name="P4">- <text:span text:style-name="T5">1 Barre à mine</text:span></text:p>
      <text:p text:style-name="P4">- <text:span text:style-name="T5">1 pioche</text:span></text:p>
      <text:p text:style-name="P4">- <text:span text:style-name="T5">3 à 4 P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9:49:30.272098179</meta:creation-date>
    <dc:date>2021-10-08T21:40:57.787704827</dc:date>
    <meta:editing-duration>PT1H51M24S</meta:editing-duration>
    <meta:editing-cycles>10</meta:editing-cycles>
    <meta:generator>LibreOffice/7.0.4.2$Linux_X86_64 LibreOffice_project/00$Build-2</meta:generator>
    <meta:document-statistic meta:table-count="0" meta:image-count="0" meta:object-count="0" meta:page-count="1" meta:paragraph-count="26" meta:word-count="112" meta:character-count="432" meta:non-whitespace-character-count="346"/>
  </office:meta>
</office:document-meta>
</file>